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25cm" fo:min-width="2.75cm"/>
      <style:paragraph-properties style:writing-mode="lr-tb"/>
    </style:style>
    <style:style style:name="gr2" style:family="graphic" style:parent-style-name="objectwithoutfill">
      <style:graphic-properties draw:marker-end="" draw:marker-end-width="0.3cm" draw:fill="none" draw:textarea-vertical-align="middle"/>
    </style:style>
    <style:style style:name="gr3" style:family="graphic" style:parent-style-name="objectwithoutfill">
      <style:graphic-properties draw:marker-end="Arrowheads_20_4" draw:marker-end-width="0.3cm" draw:fill="none" draw:textarea-vertical-align="middle"/>
    </style:style>
    <style:style style:name="gr4" style:family="graphic" style:parent-style-name="objectwithoutfill">
      <style:graphic-properties draw:marker-end="Arrowheads_20_5" draw:marker-end-width="0.3cm" draw:fill="none" draw:textarea-vertical-align="middle"/>
    </style:style>
    <style:style style:name="gr5" style:family="graphic" style:parent-style-name="objectwithoutfill">
      <style:graphic-properties draw:fill="none" draw:textarea-vertical-align="middle"/>
    </style:style>
    <style:style style:name="gr6" style:family="graphic" style:parent-style-name="objectwithoutfill">
      <style:graphic-properties draw:marker-end="Arrowheads_20_6" draw:marker-end-width="0.3cm" draw:fill="none" draw:textarea-vertical-align="middle"/>
      <style:paragraph-properties style:writing-mode="lr-tb"/>
    </style:style>
    <style:style style:name="gr7" style:family="graphic" style:parent-style-name="objectwithoutfill">
      <style:graphic-properties draw:marker-end="Arrowheads_20_7" draw:marker-end-width="0.3cm" draw:fill="none" draw:textarea-vertical-align="middle"/>
      <style:paragraph-properties style:writing-mode="lr-tb"/>
    </style:style>
    <style:style style:name="gr8" style:family="graphic" style:parent-style-name="standard">
      <style:graphic-properties draw:textarea-horizontal-align="justify" draw:textarea-vertical-align="middle" draw:auto-grow-height="false" fo:min-height="1.25cm" fo:min-width="1.25cm"/>
      <style:paragraph-properties style:writing-mode="lr-tb"/>
    </style:style>
    <style:style style:name="gr9" style:family="graphic" style:parent-style-name="objectwithoutfill">
      <style:graphic-properties draw:marker-end="Arrowheads_20_8" draw:marker-end-width="0.3cm" draw:fill="none" draw:textarea-vertical-align="middle"/>
    </style:style>
    <style:style style:name="gr10" style:family="graphic" style:parent-style-name="objectwithoutfill">
      <style:graphic-properties draw:marker-end="Arrowheads_20_9" draw:marker-end-width="0.3cm" draw:fill="none" draw:textarea-vertical-align="middle"/>
    </style:style>
    <style:style style:name="gr11" style:family="graphic" style:parent-style-name="objectwithoutfill">
      <style:graphic-properties draw:marker-end="Arrowheads_20_10" draw:marker-end-width="0.3cm" draw:fill="none" draw:textarea-vertical-align="middle"/>
    </style:style>
    <style:style style:name="gr12" style:family="graphic" style:parent-style-name="standard">
      <style:graphic-properties draw:marker-start="Arrowheads_20_11" draw:marker-start-width="0.3cm" draw:marker-end="Arrowheads_20_12" draw:marker-end-width="0.3cm" draw:textarea-vertical-align="middle"/>
      <style:paragraph-properties style:writing-mode="lr-tb"/>
    </style:style>
    <style:style style:name="gr13" style:family="graphic" style:parent-style-name="standard">
      <style:graphic-properties draw:textarea-horizontal-align="justify" draw:textarea-vertical-align="middle" draw:auto-grow-height="false" fo:min-height="1.211cm" fo:min-width="1.787cm" fo:wrap-option="no-wrap"/>
      <style:paragraph-properties style:writing-mode="lr-tb"/>
    </style:style>
    <style:style style:name="gr14" style:family="graphic" style:parent-style-name="objectwithoutfill">
      <style:graphic-properties draw:marker-start="Arrowheads_20_16" draw:marker-start-width="0.3cm" draw:marker-end="Arrowheads_20_17" draw:marker-end-width="0.3cm" draw:fill="none" draw:textarea-vertical-align="middle"/>
    </style:style>
    <style:style style:name="gr15" style:family="graphic" style:parent-style-name="objectwithoutfill">
      <style:graphic-properties draw:marker-start="Arrowheads_20_18" draw:marker-start-width="0.3cm" draw:marker-end="Arrowheads_20_19" draw:marker-end-width="0.3cm" draw:fill="none" draw:textarea-vertical-align="middle"/>
    </style:style>
    <style:style style:name="gr16" style:family="graphic" style:parent-style-name="objectwithoutfill">
      <style:graphic-properties draw:marker-start="Arrowheads_20_20" draw:marker-start-width="0.3cm" draw:marker-end="Arrowheads_20_21" draw:marker-end-width="0.3cm" draw:fill="none" draw:textarea-vertical-align="middle"/>
    </style:style>
    <style:style style:name="gr17" style:family="graphic" style:parent-style-name="objectwithoutfill">
      <style:graphic-properties draw:marker-start="Arrowheads_20_22" draw:marker-start-width="0.3cm" draw:marker-end="Arrowheads_20_23" draw:marker-end-width="0.3cm" draw:fill="none" draw:textarea-vertical-align="middle"/>
    </style:style>
    <style:style style:name="gr18" style:family="graphic" style:parent-style-name="standard">
      <style:graphic-properties draw:marker-start="Arrowheads_20_24" draw:marker-start-width="0.3cm" draw:marker-end="Arrowheads_20_25" draw:marker-end-width="0.3cm" draw:textarea-vertical-align="middle"/>
      <style:paragraph-properties style:writing-mode="lr-tb"/>
    </style:style>
    <style:style style:name="gr19" style:family="graphic" style:parent-style-name="standard">
      <style:graphic-properties draw:stroke="dash" draw:stroke-dash="Dashed_20__28_var_29_" draw:textarea-horizontal-align="justify" draw:textarea-vertical-align="middle" draw:auto-grow-height="false" fo:min-height="0.25cm" fo:min-width="6cm"/>
      <style:paragraph-properties style:writing-mode="lr-tb"/>
    </style:style>
    <style:style style:name="gr20" style:family="graphic" style:parent-style-name="standard">
      <style:graphic-properties draw:stroke="dash" draw:stroke-dash="Dashed_20__28_var_29_" draw:textarea-horizontal-align="justify" draw:textarea-vertical-align="middle" draw:auto-grow-height="false" fo:min-height="0.65cm" fo:min-width="5.25cm"/>
      <style:paragraph-properties style:writing-mode="lr-tb"/>
    </style:style>
    <style:style style:name="gr21" style:family="graphic" style:parent-style-name="standard">
      <style:graphic-properties draw:stroke="dash" draw:stroke-dash="Dashed_20__28_var_29_" draw:textarea-horizontal-align="justify" draw:textarea-vertical-align="middle" draw:auto-grow-height="false" fo:min-height="0.9cm" fo:min-width="3.8cm"/>
      <style:paragraph-properties style:writing-mode="lr-tb"/>
    </style:style>
    <style:style style:name="gr22" style:family="graphic" style:parent-style-name="standard">
      <style:graphic-properties draw:stroke="dash" draw:stroke-dash="Dashed_20__28_var_29_" draw:textarea-horizontal-align="justify" draw:textarea-vertical-align="middle" draw:auto-grow-height="false" fo:min-height="0.9cm" fo:min-width="4.35cm"/>
      <style:paragraph-properties style:writing-mode="lr-tb"/>
    </style:style>
    <style:style style:name="gr23" style:family="graphic" style:parent-style-name="standard">
      <style:graphic-properties draw:stroke="dash" draw:stroke-dash="Dashed_20__28_var_29_" draw:textarea-horizontal-align="justify" draw:textarea-vertical-align="middle" draw:auto-grow-height="false" fo:min-height="0.425cm" fo:min-width="2.35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text-properties fo:font-size="8pt"/>
    </style:style>
    <style:style style:name="T1" style:family="text">
      <style:text-properties fo:font-size="8pt"/>
    </style:style>
    <style:style style:name="T2" style:family="text">
      <style:text-properties fo:font-size="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25cm" svg:height="1.5cm" svg:x="12.75cm" svg:y="17.15cm">
          <text:p text:style-name="P1">base</text:p>
          <draw:enhanced-geometry svg:viewBox="0 0 21600 21600" draw:type="rectangle" draw:enhanced-path="M 0 0 L 21600 0 21600 21600 0 21600 0 0 Z N"/>
        </draw:custom-shape>
        <draw:custom-shape draw:style-name="gr1" draw:text-style-name="P1" xml:id="id3" draw:id="id3" draw:layer="layout" svg:width="3.25cm" svg:height="1.5cm" svg:x="19.35cm" svg:y="12.75cm">
          <text:p text:style-name="P1">pr_base</text:p>
          <draw:enhanced-geometry svg:viewBox="0 0 21600 21600" draw:type="rectangle" draw:enhanced-path="M 0 0 L 21600 0 21600 21600 0 21600 0 0 Z N"/>
        </draw:custom-shape>
        <draw:custom-shape draw:style-name="gr1" draw:text-style-name="P1" xml:id="id4" draw:id="id4" draw:layer="layout" svg:width="3.25cm" svg:height="1.5cm" svg:x="12.75cm" svg:y="12.75cm">
          <text:p text:style-name="P1">pv_base</text:p>
          <draw:enhanced-geometry svg:viewBox="0 0 21600 21600" draw:type="rectangle" draw:enhanced-path="M 0 0 L 21600 0 21600 21600 0 21600 0 0 Z N"/>
        </draw:custom-shape>
        <draw:custom-shape draw:style-name="gr1" draw:text-style-name="P1" xml:id="id2" draw:id="id2" draw:layer="layout" svg:width="3.25cm" svg:height="1.5cm" svg:x="7.05cm" svg:y="12.75cm">
          <text:p text:style-name="P1">registry</text:p>
          <draw:enhanced-geometry svg:viewBox="0 0 21600 21600" draw:type="rectangle" draw:enhanced-path="M 0 0 L 21600 0 21600 21600 0 21600 0 0 Z N"/>
        </draw:custom-shape>
        <draw:connector draw:style-name="gr2" draw:text-style-name="P2" draw:layer="layout" draw:type="lines" draw:line-skew="-0.649cm 0.499cm 100cm" svg:x1="14.375cm" svg:y1="17.15cm" svg:x2="8.675cm" svg:y2="14.25cm" draw:start-shape="id1" draw:start-glue-point="0" draw:end-shape="id2" draw:end-glue-point="2" svg:d="M14375 17150v-1150l-5700-750v-1000" svg:viewBox="0 0 5701 2901">
          <text:p/>
        </draw:connector>
        <draw:connector draw:style-name="gr2" draw:text-style-name="P2" draw:layer="layout" draw:type="lines" draw:line-skew="-0.649cm 0cm 100cm" svg:x1="14.375cm" svg:y1="17.15cm" svg:x2="20.975cm" svg:y2="14.25cm" draw:start-shape="id1" draw:start-glue-point="0" draw:end-shape="id3" draw:end-glue-point="2" svg:d="M14375 17150v-1150l6600-1249v-501" svg:viewBox="0 0 6601 2901">
          <text:p/>
        </draw:connector>
        <draw:connector draw:style-name="gr2" draw:text-style-name="P2" draw:layer="layout" draw:type="lines" draw:line-skew="-0.649cm 0.499cm 100cm" svg:x1="14.375cm" svg:y1="17.15cm" svg:x2="14.375cm" svg:y2="14.25cm" draw:start-shape="id1" draw:start-glue-point="0" draw:end-shape="id4" draw:end-glue-point="2" svg:d="M14375 17150v-1150-750-1000" svg:viewBox="0 0 1 2901">
          <text:p/>
        </draw:connector>
        <draw:connector draw:style-name="gr3" draw:text-style-name="P2" draw:layer="layout" draw:type="curve" draw:line-skew="0.774cm 7.001cm -1.38cm" svg:x1="22.6cm" svg:y1="13.5cm" svg:x2="7.05cm" svg:y2="13.5cm" draw:start-shape="id3" draw:start-glue-point="1" draw:end-shape="id2" draw:end-glue-point="3" svg:d="M22600 13500c1912 0 1275 5750-8078 5750s-10293-5750-7472-5750" svg:viewBox="0 0 17823 5751">
          <text:p/>
        </draw:connector>
        <draw:connector draw:style-name="gr4" draw:text-style-name="P2" draw:layer="layout" draw:type="curve" draw:line-skew="100cm 100cm 100cm" svg:x1="12.75cm" svg:y1="13.5cm" svg:x2="10.3cm" svg:y2="13.5cm" draw:start-shape="id4" draw:start-glue-point="3" draw:end-shape="id2" draw:end-glue-point="1" svg:d="M12750 13500h-2450" svg:viewBox="0 0 2451 1">
          <text:p/>
        </draw:connector>
        <draw:line draw:style-name="gr5" draw:text-style-name="P2" draw:layer="layout" svg:x1="1.75cm" svg:y1="10.05cm" svg:x2="25.75cm" svg:y2="10cm">
          <text:p/>
        </draw:line>
        <draw:line draw:style-name="gr6" draw:text-style-name="P2" draw:layer="layout" svg:x1="25.05cm" svg:y1="10.25cm" svg:x2="25.05cm" svg:y2="17.25cm">
          <text:p text:style-name="P1">base images</text:p>
          <text:p text:style-name="P1"/>
        </draw:line>
        <draw:line draw:style-name="gr7" draw:text-style-name="P2" draw:layer="layout" svg:x1="25.05cm" svg:y1="6.75cm" svg:x2="25.1cm" svg:y2="2.05cm">
          <text:p text:style-name="P1">instances</text:p>
          <text:p text:style-name="P1">(deployment)</text:p>
        </draw:line>
        <draw:custom-shape draw:style-name="gr8" draw:text-style-name="P1" xml:id="id6" draw:id="id6" draw:layer="layout" svg:width="1.75cm" svg:height="1.5cm" svg:x="11.35cm" svg:y="8cm">
          <text:p text:style-name="P1">pv1</text:p>
          <draw:enhanced-geometry svg:viewBox="0 0 21600 21600" draw:type="rectangle" draw:enhanced-path="M 0 0 L 21600 0 21600 21600 0 21600 0 0 Z N"/>
        </draw:custom-shape>
        <draw:custom-shape draw:style-name="gr8" draw:text-style-name="P1" xml:id="id7" draw:id="id7" draw:layer="layout" svg:width="1.75cm" svg:height="1.5cm" svg:x="13.5cm" svg:y="8cm">
          <text:p text:style-name="P1">pv2</text:p>
          <draw:enhanced-geometry svg:viewBox="0 0 21600 21600" draw:mirror-horizontal="false" draw:mirror-vertical="false" draw:type="rectangle" draw:enhanced-path="M 0 0 L 21600 0 21600 21600 0 21600 0 0 Z N"/>
        </draw:custom-shape>
        <draw:custom-shape draw:style-name="gr8" draw:text-style-name="P1" xml:id="id8" draw:id="id8" draw:layer="layout" svg:width="1.75cm" svg:height="1.5cm" svg:x="15.65cm" svg:y="8cm">
          <text:p text:style-name="P1">pv3</text:p>
          <draw:enhanced-geometry svg:viewBox="0 0 21600 21600" draw:type="rectangle" draw:enhanced-path="M 0 0 L 21600 0 21600 21600 0 21600 0 0 Z N"/>
        </draw:custom-shape>
        <draw:custom-shape draw:style-name="gr8" draw:text-style-name="P1" xml:id="id5" draw:id="id5" draw:layer="layout" svg:width="1.75cm" svg:height="1.5cm" svg:x="20.1cm" svg:y="8cm">
          <text:p text:style-name="P1">pr</text:p>
          <draw:enhanced-geometry svg:viewBox="0 0 21600 21600" draw:type="rectangle" draw:enhanced-path="M 0 0 L 21600 0 21600 21600 0 21600 0 0 Z N"/>
        </draw:custom-shape>
        <draw:connector draw:style-name="gr5" draw:text-style-name="P2" draw:layer="layout" draw:type="line" draw:line-skew="100cm 100cm 100cm" svg:x1="20.975cm" svg:y1="12.75cm" svg:x2="20.975cm" svg:y2="9.5cm" draw:start-shape="id3" draw:start-glue-point="0" draw:end-shape="id5" draw:end-glue-point="2" svg:d="M20975 12750v-3250" svg:viewBox="0 0 1 3251">
          <text:p/>
        </draw:connector>
        <draw:connector draw:style-name="gr5" draw:text-style-name="P2" draw:layer="layout" draw:type="lines" draw:line-skew="-0.749cm 0.549cm 100cm" svg:x1="14.375cm" svg:y1="12.75cm" svg:x2="12.225cm" svg:y2="9.5cm" draw:start-shape="id4" draw:start-glue-point="0" draw:end-shape="id6" draw:end-glue-point="2" svg:d="M14375 12750v-1250l-2150-950v-1050" svg:viewBox="0 0 2151 3251">
          <text:p/>
        </draw:connector>
        <draw:connector draw:style-name="gr5" draw:text-style-name="P2" draw:layer="layout" draw:type="lines" draw:line-skew="-0.749cm 0.549cm 100cm" svg:x1="14.375cm" svg:y1="12.75cm" svg:x2="14.375cm" svg:y2="9.5cm" draw:start-shape="id4" draw:start-glue-point="0" draw:end-shape="id7" draw:end-glue-point="2" svg:d="M14375 12750v-1250-950-1050" svg:viewBox="0 0 1 3251">
          <text:p/>
        </draw:connector>
        <draw:connector draw:style-name="gr5" draw:text-style-name="P2" draw:layer="layout" draw:type="lines" draw:line-skew="-0.749cm 0.549cm 100cm" svg:x1="14.375cm" svg:y1="12.75cm" svg:x2="16.525cm" svg:y2="9.5cm" draw:start-shape="id4" draw:start-glue-point="0" draw:end-shape="id8" draw:end-glue-point="2" svg:d="M14375 12750v-1250l2150-950v-1050" svg:viewBox="0 0 2151 3251">
          <text:p/>
        </draw:connector>
        <draw:connector draw:style-name="gr9" draw:text-style-name="P2" draw:layer="layout" draw:type="curve" draw:line-skew="-0.075cm 100cm 100cm" svg:x1="12.225cm" svg:y1="9.5cm" svg:x2="8.675cm" svg:y2="12.75cm" draw:start-shape="id6" draw:start-glue-point="2" draw:end-shape="id2" draw:end-glue-point="0" svg:d="M12225 9500c0 2325-3550 700-3550 3250" svg:viewBox="0 0 3551 3251">
          <text:p/>
        </draw:connector>
        <draw:connector draw:style-name="gr10" draw:text-style-name="P2" draw:layer="layout" draw:type="curve" draw:line-skew="0cm 100cm 100cm" svg:x1="14.375cm" svg:y1="9.5cm" svg:x2="8.675cm" svg:y2="12.75cm" draw:start-shape="id7" draw:start-glue-point="2" draw:end-shape="id2" draw:end-glue-point="0" svg:d="M14375 9500c0 2437-5700 813-5700 3250" svg:viewBox="0 0 5701 3251">
          <text:p/>
        </draw:connector>
        <draw:connector draw:style-name="gr11" draw:text-style-name="P2" draw:layer="layout" draw:type="curve" draw:line-skew="0cm 100cm 100cm" svg:x1="16.525cm" svg:y1="9.5cm" svg:x2="8.675cm" svg:y2="12.75cm" draw:start-shape="id8" draw:start-glue-point="2" draw:end-shape="id2" draw:end-glue-point="0" svg:d="M16525 9500c0 2437-7850 813-7850 3250" svg:viewBox="0 0 7851 3251">
          <text:p/>
        </draw:connector>
        <draw:line draw:style-name="gr5" draw:text-style-name="P2" draw:layer="layout" svg:x1="1.75cm" svg:y1="7.05cm" svg:x2="28cm" svg:y2="7.05cm">
          <text:p/>
        </draw:line>
        <draw:line draw:style-name="gr12" draw:text-style-name="P1" draw:layer="layout" svg:x1="25.05cm" svg:y1="7.25cm" svg:x2="25.05cm" svg:y2="10cm">
          <text:p text:style-name="P1">instance </text:p>
          <text:p text:style-name="P1">images</text:p>
        </draw:line>
        <draw:custom-shape draw:style-name="gr8" draw:text-style-name="P1" xml:id="id9" draw:id="id9" draw:layer="layout" svg:width="1.75cm" svg:height="1.5cm" svg:x="11.35cm" svg:y="4.1cm">
          <text:p text:style-name="P1">pv1</text:p>
          <draw:enhanced-geometry svg:viewBox="0 0 21600 21600" draw:type="rectangle" draw:enhanced-path="M 0 0 L 21600 0 21600 21600 0 21600 0 0 Z N"/>
        </draw:custom-shape>
        <draw:custom-shape draw:style-name="gr8" draw:text-style-name="P1" xml:id="id11" draw:id="id11" draw:layer="layout" svg:width="1.75cm" svg:height="1.5cm" svg:x="13.5cm" svg:y="4.1cm">
          <text:p text:style-name="P1">pv2</text:p>
          <draw:enhanced-geometry svg:viewBox="0 0 21600 21600" draw:mirror-horizontal="false" draw:mirror-vertical="false" draw:type="rectangle" draw:enhanced-path="M 0 0 L 21600 0 21600 21600 0 21600 0 0 Z N"/>
        </draw:custom-shape>
        <draw:custom-shape draw:style-name="gr8" draw:text-style-name="P1" xml:id="id12" draw:id="id12" draw:layer="layout" svg:width="1.75cm" svg:height="1.5cm" svg:x="15.65cm" svg:y="4.1cm">
          <text:p text:style-name="P1">pv3</text:p>
          <draw:enhanced-geometry svg:viewBox="0 0 21600 21600" draw:type="rectangle" draw:enhanced-path="M 0 0 L 21600 0 21600 21600 0 21600 0 0 Z N"/>
        </draw:custom-shape>
        <draw:custom-shape draw:style-name="gr8" draw:text-style-name="P1" xml:id="id13" draw:id="id13" draw:layer="layout" svg:width="1.75cm" svg:height="1.5cm" svg:x="20.1cm" svg:y="4.1cm">
          <text:p text:style-name="P1">pr</text:p>
          <draw:enhanced-geometry svg:viewBox="0 0 21600 21600" draw:type="rectangle" draw:enhanced-path="M 0 0 L 21600 0 21600 21600 0 21600 0 0 Z N"/>
        </draw:custom-shape>
        <draw:custom-shape draw:style-name="gr13" draw:text-style-name="P1" xml:id="id10" draw:id="id10" draw:layer="layout" svg:width="3.5cm" svg:height="2.25cm" svg:x="17.1cm" svg:y="1.45cm">
          <text:p text:style-name="P1">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 draw:text-style-name="P2" draw:layer="layout" draw:line-skew="100cm 100cm 100cm" svg:x1="12.225cm" svg:y1="4.1cm" svg:x2="17.1cm" svg:y2="2.575cm" draw:start-shape="id9" draw:start-glue-point="0" draw:end-shape="id10" draw:end-glue-point="3" svg:d="M12225 4100v-1525h4875" svg:viewBox="0 0 4876 1526">
          <text:p/>
        </draw:connector>
        <draw:connector draw:style-name="gr15" draw:text-style-name="P2" draw:layer="layout" draw:line-skew="100cm 100cm 100cm" svg:x1="14.375cm" svg:y1="4.1cm" svg:x2="17.1cm" svg:y2="2.575cm" draw:start-shape="id11" draw:start-glue-point="0" draw:end-shape="id10" svg:d="M14375 4100v-1525h2725" svg:viewBox="0 0 2726 1526">
          <text:p/>
        </draw:connector>
        <draw:connector draw:style-name="gr16" draw:text-style-name="P2" draw:layer="layout" draw:line-skew="100cm 100cm 100cm" svg:x1="16.525cm" svg:y1="4.1cm" svg:x2="17.1cm" svg:y2="2.575cm" draw:start-shape="id12" draw:start-glue-point="0" draw:end-shape="id10" draw:end-glue-point="3" svg:d="M16525 4100v-1525h575" svg:viewBox="0 0 576 1526">
          <text:p/>
        </draw:connector>
        <draw:connector draw:style-name="gr17" draw:text-style-name="P2" draw:layer="layout" draw:line-skew="100cm 100cm 100cm" svg:x1="20.6cm" svg:y1="2.575cm" svg:x2="20.975cm" svg:y2="4.1cm" draw:start-shape="id10" draw:start-glue-point="1" draw:end-shape="id13" draw:end-glue-point="0" svg:d="M20600 2575h375v1525" svg:viewBox="0 0 376 1526">
          <text:p/>
        </draw:connector>
        <draw:connector draw:style-name="gr5" draw:text-style-name="P2" draw:layer="layout" draw:type="line" draw:line-skew="100cm 100cm 100cm" svg:x1="12.225cm" svg:y1="5.6cm" svg:x2="12.225cm" svg:y2="8cm" draw:start-shape="id9" draw:start-glue-point="2" draw:end-shape="id6" draw:end-glue-point="0" svg:d="M12225 5600v2400" svg:viewBox="0 0 1 2401">
          <text:p/>
        </draw:connector>
        <draw:connector draw:style-name="gr5" draw:text-style-name="P2" draw:layer="layout" draw:type="line" draw:line-skew="100cm 100cm 100cm" svg:x1="14.375cm" svg:y1="5.6cm" svg:x2="14.375cm" svg:y2="8cm" draw:start-shape="id11" draw:start-glue-point="2" draw:end-shape="id7" draw:end-glue-point="0" svg:d="M14375 5600v2400" svg:viewBox="0 0 1 2401">
          <text:p/>
        </draw:connector>
        <draw:connector draw:style-name="gr5" draw:text-style-name="P2" draw:layer="layout" draw:type="line" draw:line-skew="100cm 100cm 100cm" svg:x1="16.525cm" svg:y1="5.6cm" svg:x2="16.525cm" svg:y2="8cm" draw:start-shape="id12" draw:start-glue-point="2" draw:end-shape="id8" draw:end-glue-point="0" svg:d="M16525 5600v2400" svg:viewBox="0 0 1 2401">
          <text:p/>
        </draw:connector>
        <draw:connector draw:style-name="gr5" draw:text-style-name="P2" draw:layer="layout" draw:type="line" draw:line-skew="100cm 100cm 100cm" svg:x1="20.975cm" svg:y1="5.6cm" svg:x2="20.975cm" svg:y2="8cm" draw:start-shape="id13" draw:start-glue-point="2" draw:end-shape="id5" draw:end-glue-point="0" svg:d="M20975 5600v2400" svg:viewBox="0 0 1 2401">
          <text:p/>
        </draw:connector>
        <draw:line draw:style-name="gr18" draw:text-style-name="P1" draw:layer="layout" svg:x1="26.5cm" svg:y1="7.25cm" svg:x2="26.5cm" svg:y2="17.25cm">
          <text:p text:style-name="P1">local infrastructure</text:p>
          <text:p text:style-name="P1"/>
        </draw:line>
        <draw:custom-shape draw:style-name="gr19" draw:text-style-name="P3" xml:id="id14" draw:id="id14" draw:layer="layout" svg:width="6.5cm" svg:height="0.5cm" svg:x="7cm" svg:y="16.25cm">
          <text:p text:style-name="P3"><text:span text:style-name="T1">1. build base image with Docker and </text:span><text:span text:style-name="T2">useful</text:span><text:span text:style-name="T1"> utilities</text:span></text:p>
          <draw:enhanced-geometry svg:viewBox="0 0 21600 21600" draw:type="rectangle" draw:enhanced-path="M 0 0 L 21600 0 21600 21600 0 21600 0 0 Z N"/>
        </draw:custom-shape>
        <draw:connector draw:style-name="gr5" draw:text-style-name="P2" draw:layer="layout" draw:type="curve" draw:line-skew="100cm 100cm 100cm" svg:x1="13.5cm" svg:y1="16.5cm" svg:x2="14.375cm" svg:y2="17.15cm" draw:start-shape="id14" draw:start-glue-point="1" draw:end-shape="id1" draw:end-glue-point="0" svg:d="M13500 16500c584 0 875 216 875 650" svg:viewBox="0 0 876 651">
          <text:p/>
        </draw:connector>
        <draw:custom-shape draw:style-name="gr20" draw:text-style-name="P3" xml:id="id15" draw:id="id15" draw:layer="layout" svg:width="5.75cm" svg:height="0.9cm" svg:x="1.25cm" svg:y="17.85cm">
          <text:p text:style-name="P3"><text:span text:style-name="T1">2. using base image, build </text:span><text:span text:style-name="T1">containers and </text:span></text:p>
          <text:p text:style-name="P3"><text:span text:style-name="T1">push them in a registry</text:span></text:p>
          <draw:enhanced-geometry svg:viewBox="0 0 21600 21600" draw:type="rectangle" draw:enhanced-path="M 0 0 L 21600 0 21600 21600 0 21600 0 0 Z N"/>
        </draw:custom-shape>
        <draw:connector draw:style-name="gr5" draw:text-style-name="P2" draw:layer="layout" draw:type="curve" draw:line-skew="100cm 100cm 100cm" svg:x1="4.125cm" svg:y1="17.85cm" svg:x2="7.05cm" svg:y2="13.5cm" draw:start-shape="id15" draw:start-glue-point="0" draw:end-shape="id2" draw:end-glue-point="3" svg:d="M4125 17850c0-2900 975-4350 2925-4350" svg:viewBox="0 0 2926 4351">
          <text:p/>
        </draw:connector>
        <draw:custom-shape draw:style-name="gr21" draw:text-style-name="P3" xml:id="id16" draw:id="id16" draw:layer="layout" svg:width="4.3cm" svg:height="1.15cm" svg:x="16.2cm" svg:y="11.1cm">
          <text:p text:style-name="P3"><text:span text:style-name="T1">3. </text:span><text:span text:style-name="T1">buil</text:span><text:span text:style-name="T1">d </text:span><text:span text:style-name="T1">pv/</text:span><text:span text:style-name="T1">pr </text:span><text:span text:style-name="T1">bas</text:span><text:span text:style-name="T1">e </text:span><text:span text:style-name="T1">ima</text:span><text:span text:style-name="T1">ges </text:span><text:span text:style-name="T1">fro</text:span><text:span text:style-name="T1">m </text:span></text:p>
          <text:p text:style-name="P3"><text:span text:style-name="T1">bas</text:span><text:span text:style-name="T1">e </text:span><text:span text:style-name="T1">ima</text:span><text:span text:style-name="T1">ge </text:span><text:span text:style-name="T1">and </text:span><text:span text:style-name="T1">by </text:span><text:span text:style-name="T1">pulli</text:span><text:span text:style-name="T1">ng </text:span></text:p>
          <text:p text:style-name="P3"><text:span text:style-name="T1">co</text:span><text:span text:style-name="T1">mm</text:span><text:span text:style-name="T1">on </text:span><text:span text:style-name="T1">con</text:span><text:span text:style-name="T1">tain</text:span><text:span text:style-name="T1">ers</text:span></text:p>
          <draw:enhanced-geometry svg:viewBox="0 0 21600 21600" draw:type="rectangle" draw:enhanced-path="M 0 0 L 21600 0 21600 21600 0 21600 0 0 Z N"/>
        </draw:custom-shape>
        <draw:connector draw:style-name="gr5" draw:text-style-name="P2" draw:layer="layout" draw:type="curve" draw:line-skew="100cm 100cm 100cm" svg:x1="16cm" svg:y1="13.5cm" svg:x2="18.35cm" svg:y2="12.25cm" draw:start-shape="id4" draw:start-glue-point="1" draw:end-shape="id16" draw:end-glue-point="2" svg:d="M16000 13500c1567 0 2350-416 2350-1250" svg:viewBox="0 0 2351 1251">
          <text:p/>
        </draw:connector>
        <draw:connector draw:style-name="gr5" draw:text-style-name="P2" draw:layer="layout" draw:type="curve" draw:line-skew="100cm 100cm 100cm" svg:x1="19.35cm" svg:y1="13.5cm" svg:x2="18.35cm" svg:y2="12.25cm" draw:start-shape="id3" draw:start-glue-point="3" draw:end-shape="id16" draw:end-glue-point="2" svg:d="M19350 13500c-667 0-1000-416-1000-1250" svg:viewBox="0 0 1001 1251">
          <text:p/>
        </draw:connector>
        <draw:custom-shape draw:style-name="gr22" draw:text-style-name="P3" draw:layer="layout" svg:width="4.85cm" svg:height="1.15cm" svg:x="4.4cm" svg:y="8.2cm">
          <text:p text:style-name="P3"><text:span text:style-name="T1">4. build instance </text:span><text:span text:style-name="T1">images on basis of </text:span></text:p>
          <text:p text:style-name="P3"><text:span text:style-name="T1">base images and by </text:span><text:span text:style-name="T1">pulling verifiers </text:span></text:p>
          <text:p text:style-name="P3"><text:span text:style-name="T1">containers based on </text:span><text:span text:style-name="T1">pv config</text:span></text:p>
          <draw:enhanced-geometry svg:viewBox="0 0 21600 21600" draw:type="rectangle" draw:enhanced-path="M 0 0 L 21600 0 21600 21600 0 21600 0 0 Z N"/>
        </draw:custom-shape>
        <draw:custom-shape draw:style-name="gr23" draw:text-style-name="P3" draw:layer="layout" svg:width="2.85cm" svg:height="0.675cm" svg:x="4.4cm" svg:y="4.575cm">
          <text:p text:style-name="P3"><text:span text:style-name="T1">5, deploy instances</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BE" style:font-name-asian="Cantarell" style:font-size-asian="24pt" style:language-asian="zh" style:country-asian="CN" style:font-name-complex="Free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26T22:49:37.480184476</meta:creation-date>
    <meta:generator>LibreOffice/7.0.2.2$Linux_X86_64 LibreOffice_project/00$Build-2</meta:generator>
    <dc:date>2020-10-26T23:31:53.416820500</dc:date>
    <meta:editing-duration>PT42M10S</meta:editing-duration>
    <meta:editing-cycles>16</meta:editing-cycles>
    <meta:document-statistic meta:object-count="48"/>
  </office:meta>
</office:document-meta>
</file>